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13cm" fo:margin-left="0cm" fo:margin-right="-0.012cm" table:align="margins"/>
    </style:style>
    <style:style style:name="Taula2.A" style:family="table-column">
      <style:table-column-properties style:column-width="10.927cm" style:rel-column-width="42093*"/>
    </style:style>
    <style:style style:name="Taula2.B" style:family="table-column">
      <style:table-column-properties style:column-width="1.879cm" style:rel-column-width="7236*"/>
    </style:style>
    <style:style style:name="Taula2.C" style:family="table-column">
      <style:table-column-properties style:column-width="1.931cm" style:rel-column-width="7440*"/>
    </style:style>
    <style:style style:name="Taula2.D" style:family="table-column">
      <style:table-column-properties style:column-width="2.275cm" style:rel-column-width="8766*"/>
    </style:style>
    <style:style style:name="Tau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2.D1" style:family="table-cell">
      <style:table-cell-properties fo:padding="0.097cm" fo:border="0.002cm solid #000000"/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B2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ula2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a2.D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17.013cm" fo:margin-left="0cm" fo:margin-right="-0.012cm" table:align="margins"/>
    </style:style>
    <style:style style:name="Taula3.A" style:family="table-column">
      <style:table-column-properties style:column-width="10.927cm" style:rel-column-width="42093*"/>
    </style:style>
    <style:style style:name="Taula3.B" style:family="table-column">
      <style:table-column-properties style:column-width="1.879cm" style:rel-column-width="7236*"/>
    </style:style>
    <style:style style:name="Taula3.C" style:family="table-column">
      <style:table-column-properties style:column-width="1.931cm" style:rel-column-width="7440*"/>
    </style:style>
    <style:style style:name="Taula3.D" style:family="table-column">
      <style:table-column-properties style:column-width="2.275cm" style:rel-column-width="8766*"/>
    </style:style>
    <style:style style:name="Taula3.1" style:family="table-row">
      <style:table-row-properties style:min-row-height="0.609cm"/>
    </style:style>
    <style:style style:name="Tau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3.B1" style:family="table-cell" style:data-style-name="N107">
      <style:table-cell-properties fo:padding="0.097cm" fo:border-left="0.002cm solid #000000" fo:border-right="none" fo:border-top="0.002cm solid #000000" fo:border-bottom="0.002cm solid #000000"/>
    </style:style>
    <style:style style:name="Taula3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a3.D1" style:family="table-cell" style:data-style-name="N107">
      <style:table-cell-properties fo:padding="0.097cm" fo:border="0.002cm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0.927cm" style:rel-column-width="42093*"/>
    </style:style>
    <style:style style:name="Taula4.B" style:family="table-column">
      <style:table-column-properties style:column-width="1.879cm" style:rel-column-width="7236*"/>
    </style:style>
    <style:style style:name="Taula4.C" style:family="table-column">
      <style:table-column-properties style:column-width="1.931cm" style:rel-column-width="7440*"/>
    </style:style>
    <style:style style:name="Taula4.D" style:family="table-column">
      <style:table-column-properties style:column-width="2.275cm" style:rel-column-width="8766*"/>
    </style:style>
    <style:style style:name="Tau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4.D1" style:family="table-cell">
      <style:table-cell-properties fo:padding="0.097cm" fo:border="0.002cm solid #000000"/>
    </style:style>
    <style:style style:name="Taula4.A2" style:family="table-cell">
      <style:table-cell-properties fo:padding="0.097cm" fo:border-left="0.002cm solid #000000" fo:border-right="none" fo:border-top="none" fo:border-bottom="0.002cm solid #000000"/>
    </style:style>
    <style:style style:name="Taula4.B2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ula4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a4.D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Taula4.3" style:family="table-row">
      <style:table-row-properties style:min-row-height="3.907cm"/>
    </style:style>
    <style:style style:name="Taula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16.898cm" fo:margin-left="0.042cm" fo:margin-right="0.06cm" table:align="margins" style:writing-mode="lr-tb"/>
    </style:style>
    <style:style style:name="Taula1.A" style:family="table-column">
      <style:table-column-properties style:column-width="3.57cm" style:rel-column-width="13844*"/>
    </style:style>
    <style:style style:name="Taula1.B" style:family="table-column">
      <style:table-column-properties style:column-width="3.605cm" style:rel-column-width="13983*"/>
    </style:style>
    <style:style style:name="Taula1.C" style:family="table-column">
      <style:table-column-properties style:column-width="9.723cm" style:rel-column-width="37708*"/>
    </style:style>
    <style:style style:name="Taula1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1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fo:color="#0000ff"/>
    </style:style>
    <style:style style:name="P3" style:family="paragraph" style:parent-style-name="Standard">
      <style:paragraph-properties fo:text-align="justify" style:justify-single-word="false" style:text-autospace="none"/>
      <style:text-properties style:font-name="Arial" fo:font-size="10pt" fo:language="ca" fo:country="ES" fo:background-color="#00ffff" style:font-size-asian="10pt" style:language-asian="ca" style:country-asian="ES" style:font-name-complex="Arial" style:font-size-complex="10pt" style:language-complex="ar" style:country-complex="SA" style:font-style-complex="italic"/>
    </style:style>
    <style:style style:name="P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6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margin-top="0cm" fo:margin-bottom="0.106cm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8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9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text-properties fo:color="#0000ff"/>
    </style:style>
    <style:style style:name="P15" style:family="paragraph" style:parent-style-name="Table_20_Contents">
      <style:text-properties fo:color="#0000ff" style:font-name="Arial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0000ff" style:font-name="Arial" fo:font-size="10pt" style:font-size-asian="10pt" style:font-size-complex="10pt"/>
    </style:style>
    <style:style style:name="P17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8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style:font-size-asian="10pt" style:font-size-complex="10pt"/>
    </style:style>
    <style:style style:name="P19" style:family="paragraph" style:parent-style-name="Table_20_Contents" style:list-style-name="L1">
      <style:text-properties style:font-name="Arial" fo:font-size="10pt" style:font-size-asian="10pt" style:font-size-complex="10pt"/>
    </style:style>
    <style:style style:name="P20" style:family="paragraph" style:parent-style-name="Table_20_Contents" style:list-style-name="L2">
      <style:text-properties fo:color="#0000ff" style:font-name="Arial" fo:font-size="10pt" style:font-size-asian="10pt" style:font-size-complex="10pt"/>
    </style:style>
    <style:style style:name="P21" style:family="paragraph" style:parent-style-name="Table_20_Contents" style:list-style-name="L3">
      <style:text-properties fo:color="#0000ff" style:font-name="Arial" fo:font-size="10pt" style:font-size-asian="10pt" style:font-size-complex="10pt"/>
    </style:style>
    <style:style style:name="P22" style:family="paragraph" style:parent-style-name="Table_20_Contents" style:list-style-name="L3">
      <style:text-properties fo:color="#0000ff"/>
    </style:style>
    <style:style style:name="P23" style:family="paragraph" style:parent-style-name="Table_20_Contents" style:list-style-name="L3"/>
    <style:style style:name="P24" style:family="paragraph" style:parent-style-name="Heading_20_2">
      <style:paragraph-properties fo:break-before="page"/>
    </style:style>
    <style:style style:name="T1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color="#0000ff"/>
    </style:style>
    <style:style style:name="T5" style:family="text">
      <style:text-properties fo:color="#0000ff" style:font-name="Arial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Header">Apartat C – Pressupost v2_1</text:p>
      <text:p text:style-name="P9"/>
      <text:p text:style-name="P9">Aquest és el pressupost utilitzant programari lliure, que és la nostra elecció:</text:p>
      <text:p text:style-name="P9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>
          <table:table-cell table:style-name="Taula2.A1" office:value-type="string">
            <text:p text:style-name="P10">Descripció</text:p>
          </table:table-cell>
          <table:table-cell table:style-name="Taula2.A1" office:value-type="string">
            <text:p text:style-name="P11">Preu/U</text:p>
          </table:table-cell>
          <table:table-cell table:style-name="Taula2.A1" office:value-type="string">
            <text:p text:style-name="P11">Unitats</text:p>
          </table:table-cell>
          <table:table-cell table:style-name="Taula2.D1" office:value-type="string">
            <text:p text:style-name="P11">Preu Total</text:p>
          </table:table-cell>
        </table:table-row>
        <table:table-row>
          <table:table-cell table:style-name="Taula2.A2" office:value-type="string">
            <text:p text:style-name="P12">Allotjament Web * 1 any</text:p>
          </table:table-cell>
          <table:table-cell table:style-name="Taula2.B2" office:value-type="currency" office:currency="EUR" office:value="100">
            <text:p text:style-name="P13">100,00 €</text:p>
          </table:table-cell>
          <table:table-cell table:style-name="Taula2.C2" office:value-type="float" office:value="1">
            <text:p text:style-name="P13">1</text:p>
          </table:table-cell>
          <table:table-cell table:style-name="Taula2.D2" office:value-type="currency" office:currency="EUR" office:value="100">
            <text:p text:style-name="P13">100,00 €</text:p>
          </table:table-cell>
        </table:table-row>
        <table:table-row>
          <table:table-cell table:style-name="Taula2.A2" office:value-type="string">
            <text:p text:style-name="P12">Domini: xinxat.com * 1any</text:p>
          </table:table-cell>
          <table:table-cell table:style-name="Taula2.B2" office:value-type="currency" office:currency="EUR" office:value="9">
            <text:p text:style-name="P13">9,00 €</text:p>
          </table:table-cell>
          <table:table-cell table:style-name="Taula2.C2" office:value-type="float" office:value="1">
            <text:p text:style-name="P13">1</text:p>
          </table:table-cell>
          <table:table-cell table:style-name="Taula2.D2" office:value-type="currency" office:currency="EUR" office:value="9">
            <text:p text:style-name="P13">9,00 €</text:p>
          </table:table-cell>
        </table:table-row>
      </table:table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 table:style-name="Taula3.1">
          <table:table-cell table:style-name="Taula3.A1" office:value-type="string">
            <text:p text:style-name="P17"><text:span text:style-name="Strong_20_Emphasis"><text:span text:style-name="T1">Samsung Galaxy Ace S5830</text:span></text:span><text:span text:style-name="T3"> </text:span></text:p>
          </table:table-cell>
          <table:table-cell table:style-name="Taula3.B1" office:value-type="currency" office:currency="EUR" office:value="279">
            <text:p text:style-name="P13">279,00 €</text:p>
          </table:table-cell>
          <table:table-cell table:style-name="Taula3.C1" office:value-type="float" office:value="1">
            <text:p text:style-name="P13">1</text:p>
          </table:table-cell>
          <table:table-cell table:style-name="Taula3.D1" office:value-type="currency" office:currency="EUR" office:value="279">
            <text:p text:style-name="P13">279,00 €</text:p>
          </table:table-cell>
        </table:table-row>
      </table:table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office:value-type="string">
            <text:p text:style-name="P12">Hores:</text:p>
            <text:list xml:id="list39583513" text:style-name="L1">
              <text:list-item>
                <text:p text:style-name="P19">195h Programació </text:p>
              </text:list-item>
              <text:list-item>
                <text:p text:style-name="P19">45h Disseny </text:p>
              </text:list-item>
              <text:list-item>
                <text:p text:style-name="P19">36h Planificació i Documentació</text:p>
              </text:list-item>
            </text:list>
          </table:table-cell>
          <table:table-cell table:style-name="Taula4.A1" office:value-type="string">
            <text:p text:style-name="P13"/>
            <text:p text:style-name="P13">15,00€</text:p>
            <text:p text:style-name="P13">10,00€</text:p>
            <text:p text:style-name="P13">8,00€</text:p>
          </table:table-cell>
          <table:table-cell table:style-name="Taula4.A1" office:value-type="string">
            <text:p text:style-name="P13"/>
            <text:p text:style-name="P13">195</text:p>
            <text:p text:style-name="P13">45</text:p>
            <text:p text:style-name="P13">36</text:p>
          </table:table-cell>
          <table:table-cell table:style-name="Taula4.D1" office:value-type="string">
            <text:p text:style-name="P13"/>
            <text:p text:style-name="P13">2925,00€</text:p>
            <text:p text:style-name="P13">450,00€</text:p>
            <text:p text:style-name="P13">288,00€</text:p>
          </table:table-cell>
        </table:table-row>
        <table:table-row>
          <table:table-cell table:style-name="Taula4.A2" office:value-type="string">
            <text:p text:style-name="P12">Manteniment*</text:p>
          </table:table-cell>
          <table:table-cell table:style-name="Taula4.B2" office:value-type="currency" office:currency="EUR" office:value="30">
            <text:p text:style-name="P13">30,00 €</text:p>
          </table:table-cell>
          <table:table-cell table:style-name="Taula4.C2" office:value-type="float" office:value="0">
            <text:p text:style-name="P13">0</text:p>
          </table:table-cell>
          <table:table-cell table:style-name="Taula4.D2" office:value-type="currency" office:currency="EUR" office:value="0">
            <text:p text:style-name="P13">0,00 €</text:p>
          </table:table-cell>
        </table:table-row>
        <table:table-row table:style-name="Taula4.3">
          <table:table-cell table:style-name="Taula4.A2" office:value-type="string">
            <text:p text:style-name="P15">Software:</text:p>
            <text:list xml:id="list39582210" text:style-name="L2">
              <text:list-item>
                <text:p text:style-name="P20">Java IDE: Eclipses</text:p>
              </text:list-item>
              <text:list-item>
                <text:p text:style-name="P20">Java IDE: NetBeans</text:p>
              </text:list-item>
              <text:list-item>
                <text:p text:style-name="P20">Suite Ofimàtica: OpenOffice </text:p>
              </text:list-item>
              <text:list-item>
                <text:p text:style-name="P20">Compressor: 7Zip</text:p>
              </text:list-item>
              <text:list-item>
                <text:p text:style-name="P20">Editor d'imatges: Gimp</text:p>
              </text:list-item>
              <text:list-item>
                <text:p text:style-name="P20">Kit de desenvolupament: SDK Manager Android</text:p>
              </text:list-item>
              <text:list-item>
                <text:p text:style-name="P20">Editor de codi web: Notepad++</text:p>
              </text:list-item>
            </text:list>
          </table:table-cell>
          <table:table-cell table:style-name="Taula4.A2" office:value-type="string">
            <text:p text:style-name="P16"/>
            <text:p text:style-name="P16">0,00€</text:p>
            <text:p text:style-name="P16">0,00€</text:p>
            <text:p text:style-name="P16">0,00€</text:p>
            <text:p text:style-name="P16">0,00€</text:p>
            <text:p text:style-name="P16">0,00€</text:p>
            <text:p text:style-name="P16">0,00€</text:p>
            <text:p text:style-name="P16">0,00€</text:p>
            <text:p text:style-name="P16"/>
            <text:p text:style-name="P16"/>
          </table:table-cell>
          <table:table-cell table:style-name="Taula4.A2" office:value-type="string">
            <text:p text:style-name="P16"/>
            <text:p text:style-name="P16">1</text:p>
            <text:p text:style-name="P16">1</text:p>
            <text:p text:style-name="P16">1</text:p>
            <text:p text:style-name="P16">1</text:p>
            <text:p text:style-name="P16">1</text:p>
            <text:p text:style-name="P16">1</text:p>
            <text:p text:style-name="P16">1</text:p>
            <text:p text:style-name="P16"/>
          </table:table-cell>
          <table:table-cell table:style-name="Taula4.D3" office:value-type="string">
            <text:p text:style-name="P16"/>
            <text:p text:style-name="P16">0,00€</text:p>
            <text:p text:style-name="P16">0,00€</text:p>
            <text:p text:style-name="P16">0,00€</text:p>
            <text:p text:style-name="P16">0,00€</text:p>
            <text:p text:style-name="P16">0,00€</text:p>
            <text:p text:style-name="P16">0,00€</text:p>
            <text:p text:style-name="P16">0,00€</text:p>
            <text:p text:style-name="P16"/>
          </table:table-cell>
        </table:table-row>
        <table:table-row>
          <table:table-cell table:style-name="Taula4.A2" office:value-type="string">
            <text:p text:style-name="P14">Hardware*:</text:p>
            <text:list xml:id="list39558892" text:style-name="L3">
              <text:list-item>
                <text:p text:style-name="P23"><text:span text:style-name="T4">2 PC's Sobretaula <text:line-break/></text:span><text:span text:style-name="T5">(HP 500B E3400/2GB/320GB + Monitor 19”)</text:span></text:p>
              </text:list-item>
              <text:list-item>
                <text:p text:style-name="P22">1 Portàtil</text:p>
                <text:p text:style-name="P21">(<text:span text:style-name="T2">Asus K53E Core i3-2310M/4GB/500GB/15.6"</text:span>)</text:p>
              </text:list-item>
            </text:list>
          </table:table-cell>
          <table:table-cell table:style-name="Taula4.A2" office:value-type="string">
            <text:p text:style-name="P16"/>
            <text:p text:style-name="P16"/>
            <text:p text:style-name="P16">311,00€</text:p>
            <text:p text:style-name="P16">424,00€</text:p>
          </table:table-cell>
          <table:table-cell table:style-name="Taula4.A2" office:value-type="string">
            <text:p text:style-name="P16"/>
            <text:p text:style-name="P16"/>
            <text:p text:style-name="P16">0,3</text:p>
            <text:p text:style-name="P16">0,3</text:p>
          </table:table-cell>
          <table:table-cell table:style-name="Taula4.D3" office:value-type="string">
            <text:p text:style-name="P16"/>
            <text:p text:style-name="P16"/>
            <text:p text:style-name="P16">93,3</text:p>
            <text:p text:style-name="P16">127,20€</text:p>
          </table:table-cell>
        </table:table-row>
        <table:table-row>
          <table:table-cell table:style-name="Taula4.A2" office:value-type="string">
            <text:p text:style-name="P10">Total:</text:p>
          </table:table-cell>
          <table:table-cell table:style-name="Taula4.A2" office:value-type="string">
            <text:p text:style-name="P13"/>
          </table:table-cell>
          <table:table-cell table:style-name="Taula4.A2" office:value-type="string">
            <text:p text:style-name="P13"/>
          </table:table-cell>
          <table:table-cell table:style-name="Taula4.D3" office:value-type="string">
            <text:p text:style-name="P16">4,271,50€</text:p>
          </table:table-cell>
        </table:table-row>
      </table:table>
      <text:p text:style-name="P4"/>
      <text:p text:style-name="Text_20_body">* El manteniment és opcional, els primers 3 mesos s'ofereix gratuïtament, si es vol adquirir passats aquest 3 mesos s'ha de abonar 30,00€/trimestralment.</text:p>
      <text:p text:style-name="P2">*El hardware necessari per desenvolupar el projecte, només és cobrara la part proporcional a aquest, a part s'usarà sistema operatiu gnu/linux. </text:p>
      <text:p text:style-name="Text_20_body"/>
      <text:p text:style-name="Text_20_body"/>
      <text:h text:style-name="P24" text:outline-level="2">Control de canvis</text:h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5">Data</text:p>
          </table:table-cell>
          <table:table-cell table:style-name="Taula1.A1" office:value-type="string">
            <text:p text:style-name="P5">Modificat per:</text:p>
          </table:table-cell>
          <table:table-cell table:style-name="Taula1.C1" office:value-type="string">
            <text:p text:style-name="P5">Modificacions</text:p>
          </table:table-cell>
        </table:table-row>
        <table:table-row>
          <table:table-cell table:style-name="Taula1.A2" office:value-type="date" office:date-value="2011-09-25">
            <text:p text:style-name="P8">25/09/11</text:p>
          </table:table-cell>
          <table:table-cell table:style-name="Taula1.B2" office:value-type="string">
            <text:p text:style-name="P8">Isaac Gangolells</text:p>
          </table:table-cell>
          <table:table-cell table:style-name="Taula1.C2" office:value-type="string">
            <text:p text:style-name="P6">Edició inicial.</text:p>
          </table:table-cell>
        </table:table-row>
        <table:table-row>
          <table:table-cell table:style-name="Taula1.A2" office:value-type="date" office:date-value="2011-10-09">
            <text:p text:style-name="P6">09/10/11</text:p>
          </table:table-cell>
          <table:table-cell table:style-name="Taula1.B2" office:value-type="string">
            <text:p text:style-name="P7">Isaac Gangolells</text:p>
          </table:table-cell>
          <table:table-cell table:style-name="Taula1.C2" office:value-type="string">
            <text:p text:style-name="P6">Divisió del document en 2 versions</text:p>
          </table:table-cell>
        </table:table-row>
        <table:table-row>
          <table:table-cell table:style-name="Taula1.A2" office:value-type="date" office:date-value="2011-10-09">
            <text:p text:style-name="P6">09/10/11</text:p>
          </table:table-cell>
          <table:table-cell table:style-name="Taula1.B2" office:value-type="string">
            <text:p text:style-name="P7">Isaac Gangolells </text:p>
          </table:table-cell>
          <table:table-cell table:style-name="Taula1.C2" office:value-type="string">
            <text:p text:style-name="P6">Inclusió de Hardware i Software</text:p>
          </table:table-cell>
        </table:table-row>
        <table:table-row>
          <table:table-cell table:style-name="Taula1.A2" office:value-type="date" office:date-value="2011-10-11">
            <text:p text:style-name="P6">11/10/11</text:p>
          </table:table-cell>
          <table:table-cell table:style-name="Taula1.B2" office:value-type="string">
            <text:p text:style-name="P7">Isaac Gangolells</text:p>
          </table:table-cell>
          <table:table-cell table:style-name="Taula1.C2" office:value-type="string">
            <text:p text:style-name="P6">Modificacions varies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- Pressupo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10-12T19:44:56.08</dc:date>
    <meta:editing-duration>PT01H12M17S</meta:editing-duration>
    <meta:editing-cycles>22</meta:editing-cycles>
    <meta:generator>OpenOffice.org/3.2$Win32 OpenOffice.org_project/320m18$Build-9502</meta:generator>
    <meta:document-statistic meta:table-count="4" meta:image-count="0" meta:object-count="0" meta:page-count="2" meta:paragraph-count="95" meta:word-count="240" meta:character-count="1406"/>
    <dc:creator>Hector Costa Guzman</dc:creator>
  </office:meta>
</office:document-meta>
</file>